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c9c9b6"/>
    </style:style>
    <style:style style:name="gr2" style:family="graphic" style:parent-style-name="standard">
      <style:graphic-properties svg:stroke-width="0.001cm" svg:stroke-color="#7a7a5a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a5a585"/>
    </style:style>
    <style:style style:name="gr4" style:family="graphic" style:parent-style-name="standard">
      <style:graphic-properties draw:stroke="none" svg:stroke-width="0.001cm" draw:fill-color="#000000"/>
    </style:style>
    <style:style style:name="gr5" style:family="graphic" style:parent-style-name="standard">
      <style:graphic-properties draw:stroke="none" svg:stroke-width="0.001cm" draw:fill-color="#aae6ff"/>
    </style:style>
    <style:style style:name="gr6" style:family="graphic" style:parent-style-name="standard">
      <style:graphic-properties svg:stroke-width="0.001cm" svg:stroke-color="#626248" draw:fill="none" draw:fill-color="#ffffff" fo:padding-top="-0.049cm" fo:padding-bottom="-0.049cm" fo:padding-left="-0.049cm" fo:padding-right="-0.049cm"/>
    </style:style>
    <style:style style:name="gr7" style:family="graphic" style:parent-style-name="standard">
      <style:graphic-properties svg:stroke-width="0.001cm" svg:stroke-color="#ffffff" draw:fill="none" draw:fill-color="#ffffff" fo:padding-top="-0.049cm" fo:padding-bottom="-0.049cm" fo:padding-left="-0.049cm" fo:padding-right="-0.049cm"/>
    </style:style>
    <style:style style:name="gr8" style:family="graphic" style:parent-style-name="standard">
      <style:graphic-properties svg:stroke-width="0.07cm" svg:stroke-color="#313124" draw:fill="none" draw:fill-color="#ffffff" fo:padding-top="-0.015cm" fo:padding-bottom="-0.015cm" fo:padding-left="-0.015cm" fo:padding-right="-0.015cm"/>
    </style:style>
    <style:style style:name="gr9" style:family="graphic" style:parent-style-name="standard">
      <style:graphic-properties svg:stroke-width="0.07cm" svg:stroke-color="#000000" draw:fill="none" draw:fill-color="#ffffff" fo:padding-top="-0.015cm" fo:padding-bottom="-0.015cm" fo:padding-left="-0.015cm" fo:padding-right="-0.015cm"/>
    </style:style>
    <style:style style:name="gr10" style:family="graphic" style:parent-style-name="standard">
      <style:graphic-properties svg:stroke-width="0.07cm" svg:stroke-color="#7a7a5a" draw:fill="none" draw:fill-color="#ffffff" fo:padding-top="-0.015cm" fo:padding-bottom="-0.015cm" fo:padding-left="-0.015cm" fo:padding-right="-0.015cm"/>
    </style:style>
    <style:style style:name="gr11" style:family="graphic" style:parent-style-name="standard">
      <style:graphic-properties draw:stroke="none" svg:stroke-width="0.001cm" draw:fill-color="#dbdbce"/>
    </style:style>
    <style:style style:name="gr12" style:family="graphic" style:parent-style-name="standard">
      <style:graphic-properties draw:stroke="none" svg:stroke-width="0.001cm" draw:fill-color="#b7b79d"/>
    </style:style>
    <style:style style:name="gr13" style:family="graphic" style:parent-style-name="standard">
      <style:graphic-properties svg:stroke-width="0.139cm" svg:stroke-color="#000000" draw:fill="none" draw:fill-color="#ffffff" fo:padding-top="0.019cm" fo:padding-bottom="0.019cm" fo:padding-left="0.019cm" fo:padding-right="0.019cm"/>
    </style:style>
    <style:style style:name="gr14" style:family="graphic" style:parent-style-name="standard">
      <style:graphic-properties draw:stroke="none" svg:stroke-width="0.001cm" draw:fill-color="#93936c"/>
    </style:style>
    <style:style style:name="gr15" style:family="graphic" style:parent-style-name="standard">
      <style:graphic-properties draw:stroke="none" svg:stroke-width="0.001cm" draw:fill-color="#ffffff"/>
    </style:style>
    <style:style style:name="gr16" style:family="graphic" style:parent-style-name="standard">
      <style:graphic-properties draw:stroke="none" svg:stroke-width="0.001cm" draw:fill-color="#313124"/>
    </style:style>
  </office:automatic-styles>
  <office:body>
    <office:drawing>
      <draw:page draw:name="page1" draw:style-name="dp1" draw:master-page-name="Default">
        <draw:g>
          <draw:glue-point draw:id="4" svg:x="-4.758cm" svg:y="-5cm"/>
          <draw:glue-point draw:id="5" svg:x="4.757cm" svg:y="-5cm"/>
          <draw:glue-point draw:id="6" svg:x="0cm" svg:y="-5cm"/>
          <draw:glue-point draw:id="7" svg:x="-1.627cm" svg:y="5cm"/>
          <draw:glue-point draw:id="8" svg:x="1.626cm" svg:y="5cm"/>
          <draw:glue-point draw:id="9" svg:x="0cm" svg:y="5cm"/>
          <draw:glue-point draw:id="10" svg:x="-5cm" svg:y="-3.464cm"/>
          <draw:glue-point draw:id="11" svg:x="5cm" svg:y="-3.464cm"/>
          <draw:glue-point draw:id="12" svg:x="5cm" svg:y="4.589cm"/>
          <draw:glue-point draw:id="13" svg:x="5cm" svg:y="0.563cm"/>
          <draw:glue-point draw:id="14" svg:x="5cm" svg:y="3.344cm"/>
          <draw:glue-point draw:id="15" svg:x="0.21cm" svg:y="0.143cm"/>
          <draw:polygon draw:style-name="gr1" draw:layer="layout" svg:width="4.705cm" svg:height="1.811cm" svg:x="0.12cm" svg:y="0cm" svg:viewBox="0 0 4706 1812" draw:points="0,0 4706,0 4706,1812 0,1812">
            <text:p/>
          </draw:polygon>
          <draw:polygon draw:style-name="gr2" draw:layer="layout" svg:width="4.705cm" svg:height="1.811cm" svg:x="0.12cm" svg:y="0cm" svg:viewBox="0 0 4706 1812" draw:points="0,0 4706,0 4706,1812 0,1812">
            <text:p/>
          </draw:polygon>
          <draw:polygon draw:style-name="gr3" draw:layer="layout" svg:width="0.468cm" svg:height="0.698cm" svg:x="1.992cm" svg:y="0.958cm" svg:viewBox="0 0 469 699" draw:points="0,0 0,699 469,699 469,0">
            <text:p/>
          </draw:polygon>
          <draw:polygon draw:style-name="gr2" draw:layer="layout" svg:width="0.468cm" svg:height="0.698cm" svg:x="1.992cm" svg:y="0.958cm" svg:viewBox="0 0 469 699" draw:points="0,0 0,699 469,699 469,0">
            <text:p/>
          </draw:polygon>
          <draw:polygon draw:style-name="gr3" draw:layer="layout" svg:width="0.468cm" svg:height="0.698cm" svg:x="2.472cm" svg:y="0.958cm" svg:viewBox="0 0 469 699" draw:points="0,0 0,699 469,699 469,0">
            <text:p/>
          </draw:polygon>
          <draw:polygon draw:style-name="gr2" draw:layer="layout" svg:width="0.468cm" svg:height="0.698cm" svg:x="2.472cm" svg:y="0.958cm" svg:viewBox="0 0 469 699" draw:points="0,0 0,699 469,699 469,0">
            <text:p/>
          </draw:polygon>
          <draw:polygon draw:style-name="gr4" draw:layer="layout" svg:width="0.12cm" svg:height="0.225cm" svg:x="2.076cm" svg:y="1.053cm" svg:viewBox="0 0 121 226" draw:points="0,0 121,0 121,226 0,226">
            <text:p/>
          </draw:polygon>
          <draw:polygon draw:style-name="gr2" draw:layer="layout" svg:width="0.12cm" svg:height="0.225cm" svg:x="2.076cm" svg:y="1.053cm" svg:viewBox="0 0 121 226" draw:points="0,0 121,0 121,226 0,226">
            <text:p/>
          </draw:polygon>
          <draw:polygon draw:style-name="gr5" draw:layer="layout" svg:width="0.12cm" svg:height="0.213cm" svg:x="2.076cm" svg:y="1.053cm" svg:viewBox="0 0 121 214" draw:points="0,0 0,214 121,214 121,0">
            <text:p/>
          </draw:polygon>
          <draw:polygon draw:style-name="gr6" draw:layer="layout" svg:width="0.12cm" svg:height="0.213cm" svg:x="2.076cm" svg:y="1.053cm" svg:viewBox="0 0 121 214" draw:points="0,0 0,214 121,214 121,0">
            <text:p/>
          </draw:polygon>
          <draw:polyline draw:style-name="gr7" draw:layer="layout" svg:width="0.108cm" svg:height="0.213cm" svg:x="2.076cm" svg:y="1.053cm" svg:viewBox="0 0 109 214" draw:points="0,0 0,214 109,214">
            <text:p/>
          </draw:polyline>
          <draw:polygon draw:style-name="gr4" draw:layer="layout" svg:width="0.108cm" svg:height="0.225cm" svg:x="2.268cm" svg:y="1.053cm" svg:viewBox="0 0 109 226" draw:points="0,0 109,0 109,226 0,226">
            <text:p/>
          </draw:polygon>
          <draw:polygon draw:style-name="gr2" draw:layer="layout" svg:width="0.108cm" svg:height="0.225cm" svg:x="2.268cm" svg:y="1.053cm" svg:viewBox="0 0 109 226" draw:points="0,0 109,0 109,226 0,226">
            <text:p/>
          </draw:polygon>
          <draw:polygon draw:style-name="gr5" draw:layer="layout" svg:width="0.121cm" svg:height="0.213cm" svg:x="2.256cm" svg:y="1.053cm" svg:viewBox="0 0 122 214" draw:points="0,0 0,214 122,214 122,0">
            <text:p/>
          </draw:polygon>
          <draw:polygon draw:style-name="gr6" draw:layer="layout" svg:width="0.121cm" svg:height="0.213cm" svg:x="2.256cm" svg:y="1.053cm" svg:viewBox="0 0 122 214" draw:points="0,0 0,214 122,214 122,0">
            <text:p/>
          </draw:polygon>
          <draw:polyline draw:style-name="gr7" draw:layer="layout" svg:width="0.121cm" svg:height="0.213cm" svg:x="2.256cm" svg:y="1.053cm" svg:viewBox="0 0 122 214" draw:points="0,0 0,214 122,214">
            <text:p/>
          </draw:polyline>
          <draw:line draw:style-name="gr8" draw:layer="layout" svg:x1="2.532cm" svg:y1="1.349cm" svg:x2="2.532cm" svg:y2="1.468cm">
            <text:p/>
          </draw:line>
          <draw:line draw:style-name="gr9" draw:layer="layout" svg:x1="2.401cm" svg:y1="1.349cm" svg:x2="2.401cm" svg:y2="1.468cm">
            <text:p/>
          </draw:line>
          <draw:polygon draw:style-name="gr4" draw:layer="layout" svg:width="0.12cm" svg:height="0.225cm" svg:x="2.556cm" svg:y="1.053cm" svg:viewBox="0 0 121 226" draw:points="0,0 121,0 121,226 0,226">
            <text:p/>
          </draw:polygon>
          <draw:polygon draw:style-name="gr2" draw:layer="layout" svg:width="0.12cm" svg:height="0.225cm" svg:x="2.556cm" svg:y="1.053cm" svg:viewBox="0 0 121 226" draw:points="0,0 121,0 121,226 0,226">
            <text:p/>
          </draw:polygon>
          <draw:polygon draw:style-name="gr5" draw:layer="layout" svg:width="0.12cm" svg:height="0.213cm" svg:x="2.556cm" svg:y="1.053cm" svg:viewBox="0 0 121 214" draw:points="0,0 0,214 121,214 121,0">
            <text:p/>
          </draw:polygon>
          <draw:polygon draw:style-name="gr6" draw:layer="layout" svg:width="0.12cm" svg:height="0.213cm" svg:x="2.556cm" svg:y="1.053cm" svg:viewBox="0 0 121 214" draw:points="0,0 0,214 121,214 121,0">
            <text:p/>
          </draw:polygon>
          <draw:polyline draw:style-name="gr7" draw:layer="layout" svg:width="0.108cm" svg:height="0.213cm" svg:x="2.556cm" svg:y="1.053cm" svg:viewBox="0 0 109 214" draw:points="0,0 0,214 109,214">
            <text:p/>
          </draw:polyline>
          <draw:polygon draw:style-name="gr4" draw:layer="layout" svg:width="0.108cm" svg:height="0.225cm" svg:x="2.748cm" svg:y="1.053cm" svg:viewBox="0 0 109 226" draw:points="0,0 109,0 109,226 0,226">
            <text:p/>
          </draw:polygon>
          <draw:polygon draw:style-name="gr2" draw:layer="layout" svg:width="0.108cm" svg:height="0.225cm" svg:x="2.748cm" svg:y="1.053cm" svg:viewBox="0 0 109 226" draw:points="0,0 109,0 109,226 0,226">
            <text:p/>
          </draw:polygon>
          <draw:polygon draw:style-name="gr5" draw:layer="layout" svg:width="0.12cm" svg:height="0.213cm" svg:x="2.737cm" svg:y="1.053cm" svg:viewBox="0 0 121 214" draw:points="0,0 0,214 121,214 121,0">
            <text:p/>
          </draw:polygon>
          <draw:polygon draw:style-name="gr6" draw:layer="layout" svg:width="0.12cm" svg:height="0.213cm" svg:x="2.737cm" svg:y="1.053cm" svg:viewBox="0 0 121 214" draw:points="0,0 0,214 121,214 121,0">
            <text:p/>
          </draw:polygon>
          <draw:polyline draw:style-name="gr7" draw:layer="layout" svg:width="0.12cm" svg:height="0.213cm" svg:x="2.737cm" svg:y="1.053cm" svg:viewBox="0 0 121 214" draw:points="0,0 0,214 121,214">
            <text:p/>
          </draw:polyline>
          <draw:line draw:style-name="gr10" draw:layer="layout" svg:x1="4.826cm" svg:y1="0.26cm" svg:x2="0.12cm" svg:y2="0.26cm">
            <text:p/>
          </draw:line>
          <draw:polygon draw:style-name="gr3" draw:layer="layout" svg:width="4.861cm" svg:height="0.249cm" svg:x="0.06cm" svg:y="1.669cm" svg:viewBox="0 0 4862 250" draw:points="0,0 4862,0 4862,250 0,250">
            <text:p/>
          </draw:polygon>
          <draw:polygon draw:style-name="gr2" draw:layer="layout" svg:width="4.861cm" svg:height="0.249cm" svg:x="0.06cm" svg:y="1.669cm" svg:viewBox="0 0 4862 250" draw:points="0,0 4862,0 4862,250 0,250">
            <text:p/>
          </draw:polygon>
          <draw:polygon draw:style-name="gr11" draw:layer="layout" svg:width="0.192cm" svg:height="0.236cm" svg:x="0.287cm" svg:y="0.532cm" svg:viewBox="0 0 193 237" draw:points="0,0 0,237 193,237 193,0">
            <text:p/>
          </draw:polygon>
          <draw:polygon draw:style-name="gr2" draw:layer="layout" svg:width="0.192cm" svg:height="0.236cm" svg:x="0.287cm" svg:y="0.532cm" svg:viewBox="0 0 193 237" draw:points="0,0 0,237 193,237 193,0">
            <text:p/>
          </draw:polygon>
          <draw:polygon draw:style-name="gr11" draw:layer="layout" svg:width="0.192cm" svg:height="0.236cm" svg:x="0.588cm" svg:y="0.532cm" svg:viewBox="0 0 193 237" draw:points="0,0 0,237 193,237 193,0">
            <text:p/>
          </draw:polygon>
          <draw:polygon draw:style-name="gr2" draw:layer="layout" svg:width="0.192cm" svg:height="0.236cm" svg:x="0.588cm" svg:y="0.532cm" svg:viewBox="0 0 193 237" draw:points="0,0 0,237 193,237 193,0">
            <text:p/>
          </draw:polygon>
          <draw:polygon draw:style-name="gr11" draw:layer="layout" svg:width="0.192cm" svg:height="0.236cm" svg:x="0.888cm" svg:y="0.532cm" svg:viewBox="0 0 193 237" draw:points="0,0 0,237 193,237 193,0">
            <text:p/>
          </draw:polygon>
          <draw:polygon draw:style-name="gr2" draw:layer="layout" svg:width="0.192cm" svg:height="0.236cm" svg:x="0.888cm" svg:y="0.532cm" svg:viewBox="0 0 193 237" draw:points="0,0 0,237 193,237 193,0">
            <text:p/>
          </draw:polygon>
          <draw:polygon draw:style-name="gr11" draw:layer="layout" svg:width="0.193cm" svg:height="0.236cm" svg:x="1.188cm" svg:y="0.532cm" svg:viewBox="0 0 194 237" draw:points="0,0 0,237 194,237 194,0">
            <text:p/>
          </draw:polygon>
          <draw:polygon draw:style-name="gr2" draw:layer="layout" svg:width="0.193cm" svg:height="0.236cm" svg:x="1.188cm" svg:y="0.532cm" svg:viewBox="0 0 194 237" draw:points="0,0 0,237 194,237 194,0">
            <text:p/>
          </draw:polygon>
          <draw:polygon draw:style-name="gr11" draw:layer="layout" svg:width="0.192cm" svg:height="0.236cm" svg:x="1.488cm" svg:y="0.532cm" svg:viewBox="0 0 193 237" draw:points="0,0 0,237 193,237 193,0">
            <text:p/>
          </draw:polygon>
          <draw:polygon draw:style-name="gr2" draw:layer="layout" svg:width="0.192cm" svg:height="0.236cm" svg:x="1.488cm" svg:y="0.532cm" svg:viewBox="0 0 193 237" draw:points="0,0 0,237 193,237 193,0">
            <text:p/>
          </draw:polygon>
          <draw:polygon draw:style-name="gr11" draw:layer="layout" svg:width="0.192cm" svg:height="0.237cm" svg:x="0.287cm" svg:y="0.887cm" svg:viewBox="0 0 193 238" draw:points="0,0 0,238 193,238 193,0">
            <text:p/>
          </draw:polygon>
          <draw:polygon draw:style-name="gr2" draw:layer="layout" svg:width="0.192cm" svg:height="0.237cm" svg:x="0.287cm" svg:y="0.887cm" svg:viewBox="0 0 193 238" draw:points="0,0 0,238 193,238 193,0">
            <text:p/>
          </draw:polygon>
          <draw:polygon draw:style-name="gr11" draw:layer="layout" svg:width="0.192cm" svg:height="0.237cm" svg:x="0.588cm" svg:y="0.887cm" svg:viewBox="0 0 193 238" draw:points="0,0 0,238 193,238 193,0">
            <text:p/>
          </draw:polygon>
          <draw:polygon draw:style-name="gr2" draw:layer="layout" svg:width="0.192cm" svg:height="0.237cm" svg:x="0.588cm" svg:y="0.887cm" svg:viewBox="0 0 193 238" draw:points="0,0 0,238 193,238 193,0">
            <text:p/>
          </draw:polygon>
          <draw:polygon draw:style-name="gr11" draw:layer="layout" svg:width="0.192cm" svg:height="0.237cm" svg:x="0.888cm" svg:y="0.887cm" svg:viewBox="0 0 193 238" draw:points="0,0 0,238 193,238 193,0">
            <text:p/>
          </draw:polygon>
          <draw:polygon draw:style-name="gr2" draw:layer="layout" svg:width="0.192cm" svg:height="0.237cm" svg:x="0.888cm" svg:y="0.887cm" svg:viewBox="0 0 193 238" draw:points="0,0 0,238 193,238 193,0">
            <text:p/>
          </draw:polygon>
          <draw:polygon draw:style-name="gr11" draw:layer="layout" svg:width="0.193cm" svg:height="0.237cm" svg:x="1.188cm" svg:y="0.887cm" svg:viewBox="0 0 194 238" draw:points="0,0 0,238 194,238 194,0">
            <text:p/>
          </draw:polygon>
          <draw:polygon draw:style-name="gr2" draw:layer="layout" svg:width="0.193cm" svg:height="0.237cm" svg:x="1.188cm" svg:y="0.887cm" svg:viewBox="0 0 194 238" draw:points="0,0 0,238 194,238 194,0">
            <text:p/>
          </draw:polygon>
          <draw:polygon draw:style-name="gr11" draw:layer="layout" svg:width="0.192cm" svg:height="0.237cm" svg:x="1.488cm" svg:y="0.887cm" svg:viewBox="0 0 193 238" draw:points="0,0 0,238 193,238 193,0">
            <text:p/>
          </draw:polygon>
          <draw:polygon draw:style-name="gr2" draw:layer="layout" svg:width="0.192cm" svg:height="0.237cm" svg:x="1.488cm" svg:y="0.887cm" svg:viewBox="0 0 193 238" draw:points="0,0 0,238 193,238 193,0">
            <text:p/>
          </draw:polygon>
          <draw:polygon draw:style-name="gr11" draw:layer="layout" svg:width="0.192cm" svg:height="0.236cm" svg:x="0.287cm" svg:y="1.243cm" svg:viewBox="0 0 193 237" draw:points="0,0 0,237 193,237 193,0">
            <text:p/>
          </draw:polygon>
          <draw:polygon draw:style-name="gr2" draw:layer="layout" svg:width="0.192cm" svg:height="0.236cm" svg:x="0.287cm" svg:y="1.243cm" svg:viewBox="0 0 193 237" draw:points="0,0 0,237 193,237 193,0">
            <text:p/>
          </draw:polygon>
          <draw:polygon draw:style-name="gr11" draw:layer="layout" svg:width="0.192cm" svg:height="0.236cm" svg:x="0.588cm" svg:y="1.243cm" svg:viewBox="0 0 193 237" draw:points="0,0 0,237 193,237 193,0">
            <text:p/>
          </draw:polygon>
          <draw:polygon draw:style-name="gr2" draw:layer="layout" svg:width="0.192cm" svg:height="0.236cm" svg:x="0.588cm" svg:y="1.243cm" svg:viewBox="0 0 193 237" draw:points="0,0 0,237 193,237 193,0">
            <text:p/>
          </draw:polygon>
          <draw:polygon draw:style-name="gr11" draw:layer="layout" svg:width="0.192cm" svg:height="0.236cm" svg:x="0.888cm" svg:y="1.243cm" svg:viewBox="0 0 193 237" draw:points="0,0 0,237 193,237 193,0">
            <text:p/>
          </draw:polygon>
          <draw:polygon draw:style-name="gr2" draw:layer="layout" svg:width="0.192cm" svg:height="0.236cm" svg:x="0.888cm" svg:y="1.243cm" svg:viewBox="0 0 193 237" draw:points="0,0 0,237 193,237 193,0">
            <text:p/>
          </draw:polygon>
          <draw:polygon draw:style-name="gr11" draw:layer="layout" svg:width="0.193cm" svg:height="0.236cm" svg:x="1.188cm" svg:y="1.243cm" svg:viewBox="0 0 194 237" draw:points="0,0 0,237 194,237 194,0">
            <text:p/>
          </draw:polygon>
          <draw:polygon draw:style-name="gr2" draw:layer="layout" svg:width="0.193cm" svg:height="0.236cm" svg:x="1.188cm" svg:y="1.243cm" svg:viewBox="0 0 194 237" draw:points="0,0 0,237 194,237 194,0">
            <text:p/>
          </draw:polygon>
          <draw:polygon draw:style-name="gr11" draw:layer="layout" svg:width="0.192cm" svg:height="0.236cm" svg:x="1.488cm" svg:y="1.243cm" svg:viewBox="0 0 193 237" draw:points="0,0 0,237 193,237 193,0">
            <text:p/>
          </draw:polygon>
          <draw:polygon draw:style-name="gr2" draw:layer="layout" svg:width="0.192cm" svg:height="0.236cm" svg:x="1.488cm" svg:y="1.243cm" svg:viewBox="0 0 193 237" draw:points="0,0 0,237 193,237 193,0">
            <text:p/>
          </draw:polygon>
          <draw:polygon draw:style-name="gr11" draw:layer="layout" svg:width="0.193cm" svg:height="0.236cm" svg:x="3.252cm" svg:y="0.532cm" svg:viewBox="0 0 194 237" draw:points="0,0 0,237 194,237 194,0">
            <text:p/>
          </draw:polygon>
          <draw:polygon draw:style-name="gr2" draw:layer="layout" svg:width="0.193cm" svg:height="0.236cm" svg:x="3.252cm" svg:y="0.532cm" svg:viewBox="0 0 194 237" draw:points="0,0 0,237 194,237 194,0">
            <text:p/>
          </draw:polygon>
          <draw:polygon draw:style-name="gr11" draw:layer="layout" svg:width="0.192cm" svg:height="0.236cm" svg:x="3.553cm" svg:y="0.532cm" svg:viewBox="0 0 193 237" draw:points="0,0 0,237 193,237 193,0">
            <text:p/>
          </draw:polygon>
          <draw:polygon draw:style-name="gr2" draw:layer="layout" svg:width="0.192cm" svg:height="0.236cm" svg:x="3.553cm" svg:y="0.532cm" svg:viewBox="0 0 193 237" draw:points="0,0 0,237 193,237 193,0">
            <text:p/>
          </draw:polygon>
          <draw:polygon draw:style-name="gr11" draw:layer="layout" svg:width="0.192cm" svg:height="0.236cm" svg:x="3.853cm" svg:y="0.532cm" svg:viewBox="0 0 193 237" draw:points="0,0 0,237 193,237 193,0">
            <text:p/>
          </draw:polygon>
          <draw:polygon draw:style-name="gr2" draw:layer="layout" svg:width="0.192cm" svg:height="0.236cm" svg:x="3.853cm" svg:y="0.532cm" svg:viewBox="0 0 193 237" draw:points="0,0 0,237 193,237 193,0">
            <text:p/>
          </draw:polygon>
          <draw:polygon draw:style-name="gr11" draw:layer="layout" svg:width="0.192cm" svg:height="0.236cm" svg:x="4.153cm" svg:y="0.532cm" svg:viewBox="0 0 193 237" draw:points="0,0 0,237 193,237 193,0">
            <text:p/>
          </draw:polygon>
          <draw:polygon draw:style-name="gr2" draw:layer="layout" svg:width="0.192cm" svg:height="0.236cm" svg:x="4.153cm" svg:y="0.532cm" svg:viewBox="0 0 193 237" draw:points="0,0 0,237 193,237 193,0">
            <text:p/>
          </draw:polygon>
          <draw:polygon draw:style-name="gr11" draw:layer="layout" svg:width="0.192cm" svg:height="0.236cm" svg:x="4.453cm" svg:y="0.532cm" svg:viewBox="0 0 193 237" draw:points="0,0 0,237 193,237 193,0">
            <text:p/>
          </draw:polygon>
          <draw:polygon draw:style-name="gr2" draw:layer="layout" svg:width="0.192cm" svg:height="0.236cm" svg:x="4.453cm" svg:y="0.532cm" svg:viewBox="0 0 193 237" draw:points="0,0 0,237 193,237 193,0">
            <text:p/>
          </draw:polygon>
          <draw:polygon draw:style-name="gr11" draw:layer="layout" svg:width="0.193cm" svg:height="0.237cm" svg:x="3.252cm" svg:y="0.887cm" svg:viewBox="0 0 194 238" draw:points="0,0 0,238 194,238 194,0">
            <text:p/>
          </draw:polygon>
          <draw:polygon draw:style-name="gr2" draw:layer="layout" svg:width="0.193cm" svg:height="0.237cm" svg:x="3.252cm" svg:y="0.887cm" svg:viewBox="0 0 194 238" draw:points="0,0 0,238 194,238 194,0">
            <text:p/>
          </draw:polygon>
          <draw:polygon draw:style-name="gr11" draw:layer="layout" svg:width="0.192cm" svg:height="0.237cm" svg:x="3.553cm" svg:y="0.887cm" svg:viewBox="0 0 193 238" draw:points="0,0 0,238 193,238 193,0">
            <text:p/>
          </draw:polygon>
          <draw:polygon draw:style-name="gr2" draw:layer="layout" svg:width="0.192cm" svg:height="0.237cm" svg:x="3.553cm" svg:y="0.887cm" svg:viewBox="0 0 193 238" draw:points="0,0 0,238 193,238 193,0">
            <text:p/>
          </draw:polygon>
          <draw:polygon draw:style-name="gr11" draw:layer="layout" svg:width="0.192cm" svg:height="0.237cm" svg:x="3.853cm" svg:y="0.887cm" svg:viewBox="0 0 193 238" draw:points="0,0 0,238 193,238 193,0">
            <text:p/>
          </draw:polygon>
          <draw:polygon draw:style-name="gr2" draw:layer="layout" svg:width="0.192cm" svg:height="0.237cm" svg:x="3.853cm" svg:y="0.887cm" svg:viewBox="0 0 193 238" draw:points="0,0 0,238 193,238 193,0">
            <text:p/>
          </draw:polygon>
          <draw:polygon draw:style-name="gr11" draw:layer="layout" svg:width="0.192cm" svg:height="0.237cm" svg:x="4.153cm" svg:y="0.887cm" svg:viewBox="0 0 193 238" draw:points="0,0 0,238 193,238 193,0">
            <text:p/>
          </draw:polygon>
          <draw:polygon draw:style-name="gr2" draw:layer="layout" svg:width="0.192cm" svg:height="0.237cm" svg:x="4.153cm" svg:y="0.887cm" svg:viewBox="0 0 193 238" draw:points="0,0 0,238 193,238 193,0">
            <text:p/>
          </draw:polygon>
          <draw:polygon draw:style-name="gr11" draw:layer="layout" svg:width="0.192cm" svg:height="0.237cm" svg:x="4.453cm" svg:y="0.887cm" svg:viewBox="0 0 193 238" draw:points="0,0 0,238 193,238 193,0">
            <text:p/>
          </draw:polygon>
          <draw:polygon draw:style-name="gr2" draw:layer="layout" svg:width="0.192cm" svg:height="0.237cm" svg:x="4.453cm" svg:y="0.887cm" svg:viewBox="0 0 193 238" draw:points="0,0 0,238 193,238 193,0">
            <text:p/>
          </draw:polygon>
          <draw:polygon draw:style-name="gr11" draw:layer="layout" svg:width="0.193cm" svg:height="0.236cm" svg:x="3.252cm" svg:y="1.243cm" svg:viewBox="0 0 194 237" draw:points="0,0 0,237 194,237 194,0">
            <text:p/>
          </draw:polygon>
          <draw:polygon draw:style-name="gr2" draw:layer="layout" svg:width="0.193cm" svg:height="0.236cm" svg:x="3.252cm" svg:y="1.243cm" svg:viewBox="0 0 194 237" draw:points="0,0 0,237 194,237 194,0">
            <text:p/>
          </draw:polygon>
          <draw:polygon draw:style-name="gr11" draw:layer="layout" svg:width="0.192cm" svg:height="0.236cm" svg:x="3.553cm" svg:y="1.243cm" svg:viewBox="0 0 193 237" draw:points="0,0 0,237 193,237 193,0">
            <text:p/>
          </draw:polygon>
          <draw:polygon draw:style-name="gr2" draw:layer="layout" svg:width="0.192cm" svg:height="0.236cm" svg:x="3.553cm" svg:y="1.243cm" svg:viewBox="0 0 193 237" draw:points="0,0 0,237 193,237 193,0">
            <text:p/>
          </draw:polygon>
          <draw:polygon draw:style-name="gr11" draw:layer="layout" svg:width="0.192cm" svg:height="0.236cm" svg:x="3.853cm" svg:y="1.243cm" svg:viewBox="0 0 193 237" draw:points="0,0 0,237 193,237 193,0">
            <text:p/>
          </draw:polygon>
          <draw:polygon draw:style-name="gr2" draw:layer="layout" svg:width="0.192cm" svg:height="0.236cm" svg:x="3.853cm" svg:y="1.243cm" svg:viewBox="0 0 193 237" draw:points="0,0 0,237 193,237 193,0">
            <text:p/>
          </draw:polygon>
          <draw:polygon draw:style-name="gr11" draw:layer="layout" svg:width="0.192cm" svg:height="0.236cm" svg:x="4.153cm" svg:y="1.243cm" svg:viewBox="0 0 193 237" draw:points="0,0 0,237 193,237 193,0">
            <text:p/>
          </draw:polygon>
          <draw:polygon draw:style-name="gr2" draw:layer="layout" svg:width="0.192cm" svg:height="0.236cm" svg:x="4.153cm" svg:y="1.243cm" svg:viewBox="0 0 193 237" draw:points="0,0 0,237 193,237 193,0">
            <text:p/>
          </draw:polygon>
          <draw:polygon draw:style-name="gr11" draw:layer="layout" svg:width="0.192cm" svg:height="0.236cm" svg:x="4.453cm" svg:y="1.243cm" svg:viewBox="0 0 193 237" draw:points="0,0 0,237 193,237 193,0">
            <text:p/>
          </draw:polygon>
          <draw:polygon draw:style-name="gr2" draw:layer="layout" svg:width="0.192cm" svg:height="0.236cm" svg:x="4.453cm" svg:y="1.243cm" svg:viewBox="0 0 193 237" draw:points="0,0 0,237 193,237 193,0">
            <text:p/>
          </draw:polygon>
          <draw:polygon draw:style-name="gr11" draw:layer="layout" svg:width="0.192cm" svg:height="0.236cm" svg:x="1.776cm" svg:y="0.532cm" svg:viewBox="0 0 193 237" draw:points="0,0 0,237 193,237 193,0">
            <text:p/>
          </draw:polygon>
          <draw:polygon draw:style-name="gr2" draw:layer="layout" svg:width="0.192cm" svg:height="0.236cm" svg:x="1.776cm" svg:y="0.532cm" svg:viewBox="0 0 193 237" draw:points="0,0 0,237 193,237 193,0">
            <text:p/>
          </draw:polygon>
          <draw:polygon draw:style-name="gr11" draw:layer="layout" svg:width="0.192cm" svg:height="0.236cm" svg:x="2.076cm" svg:y="0.532cm" svg:viewBox="0 0 193 237" draw:points="0,0 0,237 193,237 193,0">
            <text:p/>
          </draw:polygon>
          <draw:polygon draw:style-name="gr2" draw:layer="layout" svg:width="0.192cm" svg:height="0.236cm" svg:x="2.076cm" svg:y="0.532cm" svg:viewBox="0 0 193 237" draw:points="0,0 0,237 193,237 193,0">
            <text:p/>
          </draw:polygon>
          <draw:polygon draw:style-name="gr11" draw:layer="layout" svg:width="0.191cm" svg:height="0.236cm" svg:x="2.377cm" svg:y="0.532cm" svg:viewBox="0 0 192 237" draw:points="0,0 0,237 192,237 192,0">
            <text:p/>
          </draw:polygon>
          <draw:polygon draw:style-name="gr2" draw:layer="layout" svg:width="0.191cm" svg:height="0.236cm" svg:x="2.377cm" svg:y="0.532cm" svg:viewBox="0 0 192 237" draw:points="0,0 0,237 192,237 192,0">
            <text:p/>
          </draw:polygon>
          <draw:polygon draw:style-name="gr11" draw:layer="layout" svg:width="0.192cm" svg:height="0.236cm" svg:x="2.676cm" svg:y="0.532cm" svg:viewBox="0 0 193 237" draw:points="0,0 0,237 193,237 193,0">
            <text:p/>
          </draw:polygon>
          <draw:polygon draw:style-name="gr2" draw:layer="layout" svg:width="0.192cm" svg:height="0.236cm" svg:x="2.676cm" svg:y="0.532cm" svg:viewBox="0 0 193 237" draw:points="0,0 0,237 193,237 193,0">
            <text:p/>
          </draw:polygon>
          <draw:polygon draw:style-name="gr11" draw:layer="layout" svg:width="0.192cm" svg:height="0.236cm" svg:x="2.977cm" svg:y="0.532cm" svg:viewBox="0 0 193 237" draw:points="0,0 0,237 193,237 193,0">
            <text:p/>
          </draw:polygon>
          <draw:polygon draw:style-name="gr2" draw:layer="layout" svg:width="0.192cm" svg:height="0.236cm" svg:x="2.977cm" svg:y="0.532cm" svg:viewBox="0 0 193 237" draw:points="0,0 0,237 193,237 193,0">
            <text:p/>
          </draw:polygon>
          <draw:polygon draw:style-name="gr12" draw:layer="layout" svg:width="1.296cm" svg:height="0.119cm" svg:x="1.824cm" svg:y="1.657cm" svg:viewBox="0 0 1297 120" draw:points="0,0 1297,0 1297,120 0,120">
            <text:p/>
          </draw:polygon>
          <draw:polygon draw:style-name="gr2" draw:layer="layout" svg:width="1.296cm" svg:height="0.118cm" svg:x="1.824cm" svg:y="1.657cm" svg:viewBox="0 0 1297 119" draw:points="0,0 1297,0 1297,119 0,119">
            <text:p/>
          </draw:polygon>
          <draw:polygon draw:style-name="gr12" draw:layer="layout" svg:width="1.464cm" svg:height="0.119cm" svg:x="1.74cm" svg:y="1.763cm" svg:viewBox="0 0 1465 120" draw:points="0,0 1465,0 1465,120 0,120">
            <text:p/>
          </draw:polygon>
          <draw:polygon draw:style-name="gr2" draw:layer="layout" svg:width="1.464cm" svg:height="0.118cm" svg:x="1.74cm" svg:y="1.763cm" svg:viewBox="0 0 1465 119" draw:points="0,0 1465,0 1465,119 0,119">
            <text:p/>
          </draw:polygon>
          <draw:polygon draw:style-name="gr12" draw:layer="layout" svg:width="1.609cm" svg:height="0.13cm" svg:x="1.668cm" svg:y="1.87cm" svg:viewBox="0 0 1610 131" draw:points="0,0 1610,0 1610,131 0,131">
            <text:p/>
          </draw:polygon>
          <draw:polygon draw:style-name="gr2" draw:layer="layout" svg:width="1.608cm" svg:height="0.13cm" svg:x="1.668cm" svg:y="1.87cm" svg:viewBox="0 0 1609 131" draw:points="0,0 1609,0 1609,131 0,131">
            <text:p/>
          </draw:polygon>
          <draw:line draw:style-name="gr13" draw:layer="layout" svg:x1="0.251cm" svg:y1="1.681cm" svg:x2="0.251cm" svg:y2="1.907cm">
            <text:p/>
          </draw:line>
          <draw:line draw:style-name="gr13" draw:layer="layout" svg:x1="0.48cm" svg:y1="1.681cm" svg:x2="0.48cm" svg:y2="1.907cm">
            <text:p/>
          </draw:line>
          <draw:line draw:style-name="gr13" draw:layer="layout" svg:x1="0.708cm" svg:y1="1.681cm" svg:x2="0.708cm" svg:y2="1.907cm">
            <text:p/>
          </draw:line>
          <draw:line draw:style-name="gr13" draw:layer="layout" svg:x1="0.936cm" svg:y1="1.681cm" svg:x2="0.936cm" svg:y2="1.907cm">
            <text:p/>
          </draw:line>
          <draw:line draw:style-name="gr13" draw:layer="layout" svg:x1="1.164cm" svg:y1="1.681cm" svg:x2="1.164cm" svg:y2="1.907cm">
            <text:p/>
          </draw:line>
          <draw:line draw:style-name="gr13" draw:layer="layout" svg:x1="1.392cm" svg:y1="1.681cm" svg:x2="1.392cm" svg:y2="1.907cm">
            <text:p/>
          </draw:line>
          <draw:line draw:style-name="gr13" draw:layer="layout" svg:x1="1.62cm" svg:y1="1.681cm" svg:x2="1.62cm" svg:y2="1.907cm">
            <text:p/>
          </draw:line>
          <draw:line draw:style-name="gr13" draw:layer="layout" svg:x1="3.337cm" svg:y1="1.681cm" svg:x2="3.337cm" svg:y2="1.907cm">
            <text:p/>
          </draw:line>
          <draw:line draw:style-name="gr13" draw:layer="layout" svg:x1="3.564cm" svg:y1="1.681cm" svg:x2="3.564cm" svg:y2="1.907cm">
            <text:p/>
          </draw:line>
          <draw:line draw:style-name="gr13" draw:layer="layout" svg:x1="3.793cm" svg:y1="1.681cm" svg:x2="3.793cm" svg:y2="1.907cm">
            <text:p/>
          </draw:line>
          <draw:line draw:style-name="gr13" draw:layer="layout" svg:x1="4.021cm" svg:y1="1.681cm" svg:x2="4.021cm" svg:y2="1.907cm">
            <text:p/>
          </draw:line>
          <draw:line draw:style-name="gr13" draw:layer="layout" svg:x1="4.249cm" svg:y1="1.681cm" svg:x2="4.249cm" svg:y2="1.907cm">
            <text:p/>
          </draw:line>
          <draw:line draw:style-name="gr13" draw:layer="layout" svg:x1="4.477cm" svg:y1="1.681cm" svg:x2="4.477cm" svg:y2="1.907cm">
            <text:p/>
          </draw:line>
          <draw:line draw:style-name="gr13" draw:layer="layout" svg:x1="4.705cm" svg:y1="1.681cm" svg:x2="4.705cm" svg:y2="1.907cm">
            <text:p/>
          </draw:line>
          <draw:polygon draw:style-name="gr14" draw:layer="layout" svg:width="4.945cm" svg:height="0.118cm" svg:x="0cm" svg:y="0.307cm" svg:viewBox="0 0 4946 119" draw:points="0,0 119,119 4825,119 4946,0">
            <text:p/>
          </draw:polygon>
          <draw:polygon draw:style-name="gr2" draw:layer="layout" svg:width="4.945cm" svg:height="0.118cm" svg:x="0cm" svg:y="0.307cm" svg:viewBox="0 0 4946 119" draw:points="0,0 119,119 4825,119 4946,0">
            <text:p/>
          </draw:polygon>
          <draw:path draw:style-name="gr15" draw:layer="layout" svg:width="0.122cm" svg:height="0.155cm" svg:x="1.587cm" svg:y="0.076cm" svg:viewBox="0 0 123 156" svg:d="m0 0h30v82c0 14 1 22 2 26 1 6 4 11 9 15s12 6 21 6 15-2 19-6c5-3 8-8 8-13 1-5 2-13 2-26v-84h32v80c0 18-2 32-4 39-1 7-4 13-9 20-4 4-10 9-18 12-7 3-17 5-29 5-15 0-26-2-34-6-8-3-14-7-18-13-5-6-7-11-9-17-2-8-2-22-2-39z">
            <text:p/>
          </draw:path>
          <draw:path draw:style-name="gr2" draw:layer="layout" svg:width="0.122cm" svg:height="0.155cm" svg:x="1.587cm" svg:y="0.076cm" svg:viewBox="0 0 123 156" svg:d="m0 0h30v82c0 14 1 22 2 26 1 6 4 11 9 15s12 6 21 6 15-2 19-6c5-3 8-8 8-13 1-5 2-13 2-26v-84h32v80c0 18-2 32-4 39-1 7-4 13-9 20-4 4-10 9-18 12-7 3-17 5-29 5-15 0-26-2-34-6-8-3-14-7-18-13-5-6-7-11-9-17-2-8-2-22-2-39z">
            <text:p/>
          </draw:path>
          <draw:polygon draw:style-name="gr15" draw:layer="layout" svg:width="0.122cm" svg:height="0.153cm" svg:x="1.816cm" svg:y="0.076cm" svg:viewBox="0 0 123 154" draw:points="0,154 0,0 30,0 93,102 93,0 123,0 123,154 91,154 29,53 29,154">
            <text:p/>
          </draw:polygon>
          <draw:polygon draw:style-name="gr2" draw:layer="layout" svg:width="0.122cm" svg:height="0.153cm" svg:x="1.816cm" svg:y="0.076cm" svg:viewBox="0 0 123 154" draw:points="0,154 0,0 30,0 93,102 93,0 123,0 123,154 91,154 29,53 29,154">
            <text:p/>
          </draw:polygon>
          <draw:polygon draw:style-name="gr15" draw:layer="layout" svg:width="0.031cm" svg:height="0.153cm" svg:x="2.044cm" svg:y="0.076cm" svg:viewBox="0 0 32 154" draw:points="0,154 0,0 32,0 32,154">
            <text:p/>
          </draw:polygon>
          <draw:polygon draw:style-name="gr2" draw:layer="layout" svg:width="0.031cm" svg:height="0.153cm" svg:x="2.044cm" svg:y="0.076cm" svg:viewBox="0 0 32 154" draw:points="0,154 0,0 32,0 32,154">
            <text:p/>
          </draw:polygon>
          <draw:polygon draw:style-name="gr15" draw:layer="layout" svg:width="0.142cm" svg:height="0.153cm" svg:x="2.167cm" svg:y="0.076cm" svg:viewBox="0 0 143 154" draw:points="54,154 0,0 32,0 71,113 109,0 143,0 87,154">
            <text:p/>
          </draw:polygon>
          <draw:polygon draw:style-name="gr2" draw:layer="layout" svg:width="0.142cm" svg:height="0.153cm" svg:x="2.167cm" svg:y="0.076cm" svg:viewBox="0 0 143 154" draw:points="54,154 0,0 32,0 71,113 109,0 143,0 87,154">
            <text:p/>
          </draw:polygon>
          <draw:polygon draw:style-name="gr15" draw:layer="layout" svg:width="0.116cm" svg:height="0.153cm" svg:x="2.388cm" svg:y="0.076cm" svg:viewBox="0 0 117 154" draw:points="0,154 0,0 113,0 113,25 31,25 31,59 108,59 108,85 31,85 31,127 117,127 117,154">
            <text:p/>
          </draw:polygon>
          <draw:polygon draw:style-name="gr2" draw:layer="layout" svg:width="0.116cm" svg:height="0.153cm" svg:x="2.388cm" svg:y="0.076cm" svg:viewBox="0 0 117 154" draw:points="0,154 0,0 113,0 113,25 31,25 31,59 108,59 108,85 31,85 31,127 117,127 117,154">
            <text:p/>
          </draw:polygon>
          <draw:path draw:style-name="gr15" draw:layer="layout" svg:width="0.137cm" svg:height="0.153cm" svg:x="2.595cm" svg:y="0.076cm" svg:viewBox="0 0 138 154" svg:d="m0 154v-154h64c17 0 29 1 37 3 6 3 13 8 17 15 5 7 7 15 7 25 0 11-3 20-10 27-7 9-17 13-30 15 6 4 11 8 16 13 4 4 10 13 18 25l19 31h-37l-23-34c-8-12-14-20-16-23-3-3-6-5-10-6-3-2-8-2-15-2h-6v65-90h23c15 0 23-1 28-1 3-2 6-4 8-7s3-7 3-12-2-9-4-12c-3-3-7-5-12-6-2 0-10-1-23-1h-23v129z">
            <text:p/>
          </draw:path>
          <draw:path draw:style-name="gr2" draw:layer="layout" svg:width="0.137cm" svg:height="0.153cm" svg:x="2.595cm" svg:y="0.076cm" svg:viewBox="0 0 138 154" svg:d="m0 154v-154h64c17 0 29 1 37 3 6 3 13 8 17 15 5 7 7 15 7 25 0 11-3 20-10 27-7 9-17 13-30 15 6 4 11 8 16 13 4 4 10 13 18 25l19 31h-37l-23-34c-8-12-14-20-16-23-3-3-6-5-10-6-3-2-8-2-15-2h-6v65-90h23c15 0 23-1 28-1 3-2 6-4 8-7s3-7 3-12-2-9-4-12c-3-3-7-5-12-6-2 0-10-1-23-1h-23v129z">
            <text:p/>
          </draw:path>
          <draw:path draw:style-name="gr15" draw:layer="layout" svg:width="0.124cm" svg:height="0.158cm" svg:x="2.816cm" svg:y="0.073cm" svg:viewBox="0 0 125 159" svg:d="m0 106 30-3c1 10 5 17 11 22 5 5 13 7 22 7 10 0 18-1 22-6 6-4 8-9 8-14s0-7-3-10c-2-2-6-5-11-7-4-1-12-3-25-6-16-4-29-10-35-16-9-8-14-18-14-30 0-8 2-16 7-22 4-7 11-12 19-15 9-4 18-6 30-6 19 0 34 4 44 13 9 8 14 19 15 33l-31 1c-1-7-4-13-9-17-3-3-11-5-20-5s-16 2-20 6c-4 3-6 5-6 10 0 3 2 6 6 9 3 3 13 7 28 10 15 4 26 7 33 11 8 4 13 9 17 15 4 8 7 15 7 25 0 9-3 17-8 24-5 9-12 14-21 18-9 3-19 6-33 6-20 0-34-5-45-14l-11-9-6-13z">
            <text:p/>
          </draw:path>
          <draw:path draw:style-name="gr2" draw:layer="layout" svg:width="0.124cm" svg:height="0.158cm" svg:x="2.816cm" svg:y="0.073cm" svg:viewBox="0 0 125 159" svg:d="m0 106 30-3c1 10 5 17 11 22 5 5 13 7 22 7 10 0 18-1 22-6 6-4 8-9 8-14s0-7-3-10c-2-2-6-5-11-7-4-1-12-3-25-6-16-4-29-10-35-16-9-8-14-18-14-30 0-8 2-16 7-22 4-7 11-12 19-15 9-4 18-6 30-6 19 0 34 4 44 13 9 8 14 19 15 33l-31 1c-1-7-4-13-9-17-3-3-11-5-20-5s-16 2-20 6c-4 3-6 5-6 10 0 3 2 6 6 9 3 3 13 7 28 10 15 4 26 7 33 11 8 4 13 9 17 15 4 8 7 15 7 25 0 9-3 17-8 24-5 9-12 14-21 18-9 3-19 6-33 6-20 0-34-5-45-14l-11-9-6-13z">
            <text:p/>
          </draw:path>
          <draw:polygon draw:style-name="gr15" draw:layer="layout" svg:width="0.031cm" svg:height="0.153cm" svg:x="3.029cm" svg:y="0.076cm" svg:viewBox="0 0 32 154" draw:points="0,154 0,0 32,0 32,154">
            <text:p/>
          </draw:polygon>
          <draw:polygon draw:style-name="gr2" draw:layer="layout" svg:width="0.031cm" svg:height="0.153cm" svg:x="3.029cm" svg:y="0.076cm" svg:viewBox="0 0 32 154" draw:points="0,154 0,0 32,0 32,154">
            <text:p/>
          </draw:polygon>
          <draw:polygon draw:style-name="gr15" draw:layer="layout" svg:width="0.122cm" svg:height="0.153cm" svg:x="3.156cm" svg:y="0.076cm" svg:viewBox="0 0 123 154" draw:points="46,154 46,25 0,25 0,0 123,0 123,25 76,25 76,154">
            <text:p/>
          </draw:polygon>
          <draw:polygon draw:style-name="gr2" draw:layer="layout" svg:width="0.122cm" svg:height="0.153cm" svg:x="3.156cm" svg:y="0.076cm" svg:viewBox="0 0 123 154" draw:points="46,154 46,25 0,25 0,0 123,0 123,25 76,25 76,154">
            <text:p/>
          </draw:polygon>
          <draw:polygon draw:style-name="gr15" draw:layer="layout" svg:width="0.143cm" svg:height="0.153cm" svg:x="3.335cm" svg:y="0.076cm" svg:viewBox="0 0 144 154" draw:points="55,154 55,88 0,0 36,0 72,60 107,0 144,0 87,88 87,154">
            <text:p/>
          </draw:polygon>
          <draw:polygon draw:style-name="gr2" draw:layer="layout" svg:width="0.143cm" svg:height="0.153cm" svg:x="3.335cm" svg:y="0.076cm" svg:viewBox="0 0 144 154" draw:points="55,154 55,88 0,0 36,0 72,60 107,0 144,0 87,88 87,154">
            <text:p/>
          </draw:polygon>
          <draw:path draw:style-name="gr16" draw:layer="layout" svg:width="0.122cm" svg:height="0.155cm" svg:x="1.575cm" svg:y="0.064cm" svg:viewBox="0 0 123 156" svg:d="m0 0h30v82c0 13 1 22 2 26 1 6 4 12 9 15 6 4 12 6 21 6s15-2 20-6c4-3 7-7 8-13 1-5 2-13 2-26v-84h31v80c0 19-2 31-3 39-2 7-5 14-9 20-5 5-11 9-19 12-7 3-17 5-29 5-15 0-26-2-34-5-8-4-14-8-18-14-4-5-7-11-8-17-2-9-3-21-3-39z">
            <text:p/>
          </draw:path>
          <draw:path draw:style-name="gr2" draw:layer="layout" svg:width="0.122cm" svg:height="0.155cm" svg:x="1.575cm" svg:y="0.064cm" svg:viewBox="0 0 123 156" svg:d="m0 0h30v82c0 13 1 22 2 26 1 6 4 12 9 15 6 4 12 6 21 6s15-2 20-6c4-3 7-7 8-13 1-5 2-13 2-26v-84h31v80c0 19-2 31-3 39-2 7-5 14-9 20-5 5-11 9-19 12-7 3-17 5-29 5-15 0-26-2-34-5-8-4-14-8-18-14-4-5-7-11-8-17-2-9-3-21-3-39z">
            <text:p/>
          </draw:path>
          <draw:polygon draw:style-name="gr16" draw:layer="layout" svg:width="0.122cm" svg:height="0.153cm" svg:x="1.805cm" svg:y="0.064cm" svg:viewBox="0 0 123 154" draw:points="0,154 0,0 30,0 93,102 93,0 123,0 123,154 91,154 28,53 28,154">
            <text:p/>
          </draw:polygon>
          <draw:polygon draw:style-name="gr2" draw:layer="layout" svg:width="0.122cm" svg:height="0.153cm" svg:x="1.805cm" svg:y="0.064cm" svg:viewBox="0 0 123 154" draw:points="0,154 0,0 30,0 93,102 93,0 123,0 123,154 91,154 28,53 28,154">
            <text:p/>
          </draw:polygon>
          <draw:polygon draw:style-name="gr16" draw:layer="layout" svg:width="0.031cm" svg:height="0.153cm" svg:x="2.032cm" svg:y="0.064cm" svg:viewBox="0 0 32 154" draw:points="0,154 0,0 32,0 32,154">
            <text:p/>
          </draw:polygon>
          <draw:polygon draw:style-name="gr2" draw:layer="layout" svg:width="0.031cm" svg:height="0.153cm" svg:x="2.032cm" svg:y="0.064cm" svg:viewBox="0 0 32 154" draw:points="0,154 0,0 32,0 32,154">
            <text:p/>
          </draw:polygon>
          <draw:polygon draw:style-name="gr16" draw:layer="layout" svg:width="0.142cm" svg:height="0.153cm" svg:x="2.156cm" svg:y="0.064cm" svg:viewBox="0 0 143 154" draw:points="54,154 0,0 33,0 72,113 109,0 143,0 87,154">
            <text:p/>
          </draw:polygon>
          <draw:polygon draw:style-name="gr2" draw:layer="layout" svg:width="0.142cm" svg:height="0.153cm" svg:x="2.156cm" svg:y="0.064cm" svg:viewBox="0 0 143 154" draw:points="54,154 0,0 33,0 72,113 109,0 143,0 87,154">
            <text:p/>
          </draw:polygon>
          <draw:polygon draw:style-name="gr16" draw:layer="layout" svg:width="0.116cm" svg:height="0.153cm" svg:x="2.377cm" svg:y="0.064cm" svg:viewBox="0 0 117 154" draw:points="0,154 0,0 114,0 114,25 31,25 31,59 109,59 109,86 31,86 31,127 117,127 117,154">
            <text:p/>
          </draw:polygon>
          <draw:polygon draw:style-name="gr2" draw:layer="layout" svg:width="0.116cm" svg:height="0.153cm" svg:x="2.377cm" svg:y="0.064cm" svg:viewBox="0 0 117 154" draw:points="0,154 0,0 114,0 114,25 31,25 31,59 109,59 109,86 31,86 31,127 117,127 117,154">
            <text:p/>
          </draw:polygon>
          <draw:path draw:style-name="gr16" draw:layer="layout" svg:width="0.137cm" svg:height="0.153cm" svg:x="2.583cm" svg:y="0.064cm" svg:viewBox="0 0 138 154" svg:d="m0 154v-154h65c16 0 28 1 36 3 7 3 13 8 18 16 4 6 6 14 6 24 0 11-3 21-10 28-7 8-16 12-30 15 7 3 12 8 16 12 4 5 11 13 18 25l19 31h-37l-23-34c-8-12-13-20-16-23s-6-5-10-6c-3-2-8-2-15-2h-6v65-90h23c15 0 24-1 28-2 3 0 6-3 8-6s3-7 3-11c0-6-1-10-4-13s-7-5-12-6c-2 0-10-1-23-1h-23v129z">
            <text:p/>
          </draw:path>
          <draw:path draw:style-name="gr2" draw:layer="layout" svg:width="0.137cm" svg:height="0.153cm" svg:x="2.583cm" svg:y="0.064cm" svg:viewBox="0 0 138 154" svg:d="m0 154v-154h65c16 0 28 1 36 3 7 3 13 8 18 16 4 6 6 14 6 24 0 11-3 21-10 28-7 8-16 12-30 15 7 3 12 8 16 12 4 5 11 13 18 25l19 31h-37l-23-34c-8-12-13-20-16-23s-6-5-10-6c-3-2-8-2-15-2h-6v65-90h23c15 0 24-1 28-2 3 0 6-3 8-6s3-7 3-11c0-6-1-10-4-13s-7-5-12-6c-2 0-10-1-23-1h-23v129z">
            <text:p/>
          </draw:path>
          <draw:path draw:style-name="gr16" draw:layer="layout" svg:width="0.124cm" svg:height="0.158cm" svg:x="2.804cm" svg:y="0.061cm" svg:viewBox="0 0 125 159" svg:d="m0 106 30-3c1 10 5 18 11 23 5 4 13 7 22 7 10 0 18-3 23-7s7-9 7-15c0-3 0-7-3-9-2-2-5-4-11-7-4-1-12-3-25-6-17-5-29-9-35-16-9-8-14-18-14-31 0-7 2-15 6-22 5-7 12-11 20-15s18-5 30-5c20 0 34 4 44 12 9 9 15 20 16 34l-32 2c-1-9-4-14-8-18-5-3-12-5-20-5-9 0-16 2-21 6-4 2-5 6-5 9 0 4 1 7 4 10 4 3 13 7 29 10 15 3 26 7 34 11s12 9 16 15c5 8 7 16 7 25s-3 17-7 25c-6 7-13 13-22 17-9 3-20 6-33 6-20 0-34-5-45-14l-11-8-6-14z">
            <text:p/>
          </draw:path>
          <draw:path draw:style-name="gr2" draw:layer="layout" svg:width="0.124cm" svg:height="0.158cm" svg:x="2.804cm" svg:y="0.061cm" svg:viewBox="0 0 125 159" svg:d="m0 106 30-3c1 10 5 18 11 23 5 4 13 7 22 7 10 0 18-3 23-7s7-9 7-15c0-3 0-7-3-9-2-2-5-4-11-7-4-1-12-3-25-6-17-5-29-9-35-16-9-8-14-18-14-31 0-7 2-15 6-22 5-7 12-11 20-15s18-5 30-5c20 0 34 4 44 12 9 9 15 20 16 34l-32 2c-1-9-4-14-8-18-5-3-12-5-20-5-9 0-16 2-21 6-4 2-5 6-5 9 0 4 1 7 4 10 4 3 13 7 29 10 15 3 26 7 34 11s12 9 16 15c5 8 7 16 7 25s-3 17-7 25c-6 7-13 13-22 17-9 3-20 6-33 6-20 0-34-5-45-14l-11-8-6-14z">
            <text:p/>
          </draw:path>
          <draw:polygon draw:style-name="gr16" draw:layer="layout" svg:width="0.031cm" svg:height="0.153cm" svg:x="3.017cm" svg:y="0.064cm" svg:viewBox="0 0 32 154" draw:points="0,154 0,0 32,0 32,154">
            <text:p/>
          </draw:polygon>
          <draw:polygon draw:style-name="gr2" draw:layer="layout" svg:width="0.031cm" svg:height="0.153cm" svg:x="3.017cm" svg:y="0.064cm" svg:viewBox="0 0 32 154" draw:points="0,154 0,0 32,0 32,154">
            <text:p/>
          </draw:polygon>
          <draw:polygon draw:style-name="gr16" draw:layer="layout" svg:width="0.122cm" svg:height="0.153cm" svg:x="3.144cm" svg:y="0.064cm" svg:viewBox="0 0 123 154" draw:points="45,154 45,25 0,25 0,0 123,0 123,25 76,25 76,154">
            <text:p/>
          </draw:polygon>
          <draw:polygon draw:style-name="gr2" draw:layer="layout" svg:width="0.122cm" svg:height="0.153cm" svg:x="3.144cm" svg:y="0.064cm" svg:viewBox="0 0 123 154" draw:points="45,154 45,25 0,25 0,0 123,0 123,25 76,25 76,154">
            <text:p/>
          </draw:polygon>
          <draw:polygon draw:style-name="gr16" draw:layer="layout" svg:width="0.143cm" svg:height="0.153cm" svg:x="3.323cm" svg:y="0.064cm" svg:viewBox="0 0 144 154" draw:points="55,154 55,88 0,0 36,0 72,60 107,0 144,0 87,88 87,154">
            <text:p/>
          </draw:polygon>
          <draw:polygon draw:style-name="gr2" draw:layer="layout" svg:width="0.143cm" svg:height="0.153cm" svg:x="3.323cm" svg:y="0.064cm" svg:viewBox="0 0 144 154" draw:points="55,154 55,88 0,0 36,0 72,60 107,0 144,0 87,88 87,154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University</dc:title>
    <meta:creation-date>2011-02-07T16:46:59</meta:creation-date>
    <meta:editing-duration>P0D</meta:editing-duration>
    <meta:editing-cycles>1</meta:editing-cycles>
    <meta:document-statistic meta:object-count="164"/>
    <meta:generator>OpenOffice.org/3.3$Linux OpenOffice.org_project/330m20$Build-9567</meta:generator>
  </office:meta>
</office:document-meta>
</file>